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b188" officeooo:paragraph-rsid="000ab188"/>
    </style:style>
    <style:style style:name="P2" style:family="paragraph" style:parent-style-name="Text_20_body">
      <style:text-properties officeooo:rsid="000ab188" officeooo:paragraph-rsid="000ab188"/>
    </style:style>
    <style:style style:name="T1" style:family="text">
      <style:text-properties fo:font-variant="normal" fo:text-transform="none" fo:color="#8b8b8b" loext:opacity="100%" fo:font-family="Quicksand, sans-serif" fo:font-size="12pt" fo:letter-spacing="normal" fo:font-style="normal" fo:font-weight="bold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Scraping de sites G1 e salvando dados em um documento docx</text:p>
      <text:p text:style-name="P1"/>
      <text:p text:style-name="P1">1 - <text:s/>Ideia:</text:p>
      <text:p text:style-name="P1">A ideia é acessar o site rss do g1 (<text:a xlink:type="simple" xlink:href="https://g1.globo.com/rss/g1/sp/ribeirao-preto-franca/" text:style-name="Internet_20_link" text:visited-style-name="Visited_20_Internet_20_Link">https://g1.globo.com/rss/g1/sp/ribeirao-preto-franca/</text:a>) e entrar em cada link da noticia, criar o arquivos docx com a noticia e enviar via e-mail.</text:p>
      <text:p text:style-name="P1"/>
      <text:p text:style-name="P1">Campos que serão obtidos</text:p>
      <text:p text:style-name="P2"><text:span text:style-name="Strong_20_Emphasis"><text:span text:style-name="T1"/></text:span></text:p>
      <text:p text:style-name="P2"><text:span text:style-name="Strong_20_Emphasis"><text:span text:style-name="T1">TÍTULOS</text:span></text:span></text:p>
      <text:p text:style-name="P2"><text:span text:style-name="Strong_20_Emphasis"><text:span text:style-name="T1">SUBTÍTULOS</text:span></text:span></text:p>
      <text:p text:style-name="P2"><text:span text:style-name="Strong_20_Emphasis"><text:span text:style-name="T1">DESCRIÇÕES</text:span></text:span></text:p>
      <text:p text:style-name="P2"><text:span text:style-name="Strong_20_Emphasis"><text:span text:style-name="T1">LINKS</text:span></text:span></text:p>
      <text:p text:style-name="P2"><text:span text:style-name="Strong_20_Emphasis"><text:span text:style-name="T1">DATA DE PUBLICAÇÃO</text:span></text:span></text:p>
      <text:p text:style-name="P2"><text:span text:style-name="Strong_20_Emphasis"><text:span text:style-name="T1">AUTOR DA REPORTAGEM</text:span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6-21T17:14:52.168855814</dc:date>
    <meta:editing-duration>PT7M23S</meta:editing-duration>
    <meta:editing-cycles>1</meta:editing-cycles>
    <meta:document-statistic meta:table-count="0" meta:image-count="0" meta:object-count="0" meta:page-count="1" meta:paragraph-count="10" meta:word-count="57" meta:character-count="347" meta:non-whitespace-character-count="299"/>
  </office:meta>
</office:document-meta>
</file>